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fo:font-variant="normal" fo:text-transform="none" fo:color="#000000" style:font-name="arial" fo:font-size="9.7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FOHP Gift Store and Book Store will be participating the evening of the Christmas Barnyard Tours and will both be open to the public. In addition, we will be celebrating Bill Hart's 159th Birthday (Dec. 6, 1864) at our two stores.  Please stop by the Gift Store and see what we are offering for Christmas shoppers, and also visit the Book Store which is giving 50% off on all books. Happy Holiday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20T17:29:06.376940639</meta:creation-date>
    <dc:date>2023-11-20T17:30:00.488684921</dc:date>
    <meta:editing-duration>PT54S</meta:editing-duration>
    <meta:editing-cycles>1</meta:editing-cycles>
    <meta:document-statistic meta:table-count="0" meta:image-count="0" meta:object-count="0" meta:page-count="1" meta:paragraph-count="1" meta:word-count="73" meta:character-count="402" meta:non-whitespace-character-count="329"/>
    <meta:generator>LibreOffice/6.4.7.2$Linux_X86_64 LibreOffice_project/40$Build-2</meta:generator>
  </office:meta>
</office:document-meta>
</file>